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n-Jose SAT solving software library.</text:h>
      <text:p text:style-name="Text_20_body"/>
      <text:p text:style-name="Text_20_body">Abstract. The software library Ben-Jose for solving instances of the satisfiability problem is presented. Ben-Jose implements a trainable strategy that extends the traditional DPLL+BCP+CDCL resolution based approach, first introduced by Joao Marquez da Silva <text:note text:id="ftn1" text:note-class="endnote"><text:note-citation>1</text:note-citation><text:note-body><text:p text:style-name="Endnote">Joao Paulo Marques da Silva. Search Algorithms for Satisfiability problems in combinatorial switching circuits. <text:s/>A dissertation submitted in partial fulfillment of the requirements for the degree of Doctor of Philosophy (Electrical Engineering) in The University of Michigan. 1995.</text:p></text:note-body></text:note>, with an original technique to check if an structure equivalent sub-formula of an instance has previously been found to be unsatisfiable in order to skip the search on it whenever found again. This technique is here after called Backtrack Driven by Unsatisfiable Substructure Training (BDUST). BDUST introduces an original stabilizer algorithm for such sub-formulas that uses the work done by BPC (each BCP step groups some variables) and has linear complexity.</text:p>
      <text:h text:style-name="Heading_20_1" text:outline-level="1">Introduction.</text:h>
      <text:p text:style-name="Text_20_body">Exponential lower bounds of resolution (RES) proof size for the pigeon hole principle (PHP) have been proved <text:note text:id="ftn2" text:note-class="endnote"><text:note-citation>2</text:note-citation><text:note-body><text:p text:style-name="Endnote">A Haken. The intractability of resolution. Theoretical computer science, 39 (1985), pp. 297-308.</text:p></text:note-body></text:note> <text:note text:id="ftn3" text:note-class="endnote"><text:note-citation>3</text:note-citation><text:note-body><text:p text:style-name="Endnote">Samuel R. Buss, Gyorgy Turan. Resolution Proofs of Generalized Pigeonhole Principles. 1988.</text:p></text:note-body></text:note> and polynomial size proofs for extended resolution has also been proven for the PHP <text:note text:id="ftn4" text:note-class="endnote"><text:note-citation>4</text:note-citation><text:note-body><text:p text:style-name="Endnote">S. A. Cook, R. A. Reckhow. The relative efficiency of propositional proof systems. Journal of Symbolic logic. 44 (1979), pp. 25-38.</text:p></text:note-body></text:note> <text:note text:id="ftn5" text:note-class="endnote"><text:note-citation>5</text:note-citation><text:note-body><text:p text:style-name="Endnote">Matti Jarvisalo. Impact of Restricted Branching on Clause Learning SAT solving. 2007. pp.28 Research Reports 107. Helsinki University of Technology Laboratory for Theoretical Computer Science.</text:p></text:note-body></text:note>. Inspired by the notion that theorems are based on lemmas and the observation that the structure of PHP(n+1, n) can be matched with several substructures of PHP(n+2, n+1), <text:s/>Ben-Jose extends RES by learning the structure of unsatisfiable sub-formulas, proved during its execution, and matching them against future structures of sub-formulas found during its execution, in order to skip the search when a match is found by directly backtracking on it. This form of “extending” RES is not the one proposed by Tseitin <text:note text:id="ftn6" text:note-class="endnote"><text:note-citation>6</text:note-citation><text:note-body><text:p text:style-name="Endnote">G. Tseitin. On the complexity of proofs in propositional logics. 1983. Automation of Reasoning: Classical Papers in Computational Logic 1967-1970. volume 2. Springer- Verlag.</text:p></text:note-body></text:note> (ER) and the power and complexity of the resulting proof system has not been formally studied. The empirical results on the classical problems of PHP and isPrime (based on the Braun multiplier) are presented 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21:24:18</meta:creation-date>
    <dc:date>2014-10-30T15:25:32</dc:date>
    <meta:editing-duration>PT4H17M37S</meta:editing-duration>
    <meta:editing-cycles>17</meta:editing-cycles>
    <meta:generator>LibreOffice/3.5$Linux_x86 LibreOffice_project/350m1$Build-413</meta:generator>
    <meta:document-statistic meta:table-count="0" meta:image-count="0" meta:object-count="0" meta:page-count="2" meta:paragraph-count="10" meta:word-count="400" meta:character-count="2669" meta:non-whitespace-character-count="2278"/>
  </office:meta>
</office:document-meta>
</file>